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6.254cm" fo:margin-left="-0.009cm" table:align="left"/>
    </style:style>
    <style:style style:name="Tableau1.A" style:family="table-column">
      <style:table-column-properties style:column-width="2.002cm"/>
    </style:style>
    <style:style style:name="Tableau1.B" style:family="table-column">
      <style:table-column-properties style:column-width="1.75cm"/>
    </style:style>
    <style:style style:name="Tableau1.C" style:family="table-column">
      <style:table-column-properties style:column-width="2cm"/>
    </style:style>
    <style:style style:name="Tableau1.E" style:family="table-column">
      <style:table-column-properties style:column-width="1.501cm"/>
    </style:style>
    <style:style style:name="Tableau1.F" style:family="table-column">
      <style:table-column-properties style:column-width="1.499cm"/>
    </style:style>
    <style:style style:name="Tableau1.I" style:family="table-column">
      <style:table-column-properties style:column-width="1.752cm"/>
    </style:style>
    <style:style style:name="Tableau1.A1" style:family="table-cell">
      <style:table-cell-properties fo:padding-left="0.191cm" fo:padding-right="0.191cm" fo:padding-top="0cm" fo:padding-bottom="0cm" fo:border="0.5pt solid #000000" style:writing-mode="lr-tb"/>
    </style:style>
    <style:style style:name="Tableau1.F1" style:family="table-cell">
      <style:table-cell-properties fo:padding-left="0.018cm" fo:padding-right="0.018cm" fo:padding-top="0cm" fo:padding-bottom="0cm" fo:border="0.5pt solid #000000" style:writing-mode="lr-tb"/>
    </style:style>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33864"/>
    </style:style>
    <style:style style:name="P3" style:family="paragraph" style:parent-style-name="Normal">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Normal">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Normal">
      <style:paragraph-properties fo:text-align="justify" style:justify-single-word="false"/>
      <style:text-properties style:text-underline-style="solid" style:text-underline-width="auto" style:text-underline-color="font-color"/>
    </style:style>
    <style:style style:name="P6" style:family="paragraph" style:parent-style-name="Normal">
      <style:paragraph-properties fo:text-align="justify" style:justify-single-word="false" fo:break-before="page"/>
    </style:style>
    <style:style style:name="P7" style:family="paragraph" style:parent-style-name="Paragraphe_20_de_20_liste">
      <style:paragraph-properties fo:text-align="center" style:justify-single-word="false"/>
      <style:text-properties fo:font-size="16pt" style:text-underline-style="solid" style:text-underline-width="auto" style:text-underline-color="font-color" fo:font-weight="bold" officeooo:rsid="00033864" officeooo:paragraph-rsid="00033864" style:font-size-asian="16pt" style:font-weight-asian="bold" style:font-size-complex="16pt" style:font-weight-complex="bold"/>
    </style:style>
    <style:style style:name="P8" style:family="paragraph" style:parent-style-name="Paragraphe_20_de_20_liste">
      <style:paragraph-properties fo:text-align="justify" style:justify-single-word="false"/>
    </style:style>
    <style:style style:name="P9" style:family="paragraph" style:parent-style-name="Paragraphe_20_de_20_liste">
      <style:paragraph-properties fo:margin-left="0cm" fo:margin-right="0cm" fo:text-indent="0cm" style:auto-text-indent="false"/>
      <style:text-properties officeooo:rsid="00033864" officeooo:paragraph-rsid="00033864"/>
    </style:style>
    <style:style style:name="P10" style:family="paragraph" style:parent-style-name="Paragraphe_20_de_20_liste">
      <style:paragraph-properties fo:margin-left="0cm" fo:margin-right="0cm" fo:text-align="justify" style:justify-single-word="false" fo:text-indent="0cm" style:auto-text-indent="false"/>
    </style:style>
    <style:style style:name="P11" style:family="paragraph" style:parent-style-name="Paragraphe_20_de_20_liste" style:list-style-name="L1">
      <style:paragraph-properties fo:margin-left="0cm" fo:margin-right="0cm" fo:text-align="justify" style:justify-single-word="false" fo:text-indent="0cm" style:auto-text-indent="false"/>
    </style:style>
    <style:style style:name="P12" style:family="paragraph" style:parent-style-name="Paragraphe_20_de_20_liste" style:list-style-name="L1">
      <style:paragraph-properties fo:margin-left="0cm" fo:margin-right="0cm" fo:text-align="justify" style:justify-single-word="false" fo:text-indent="0cm" style:auto-text-indent="false"/>
      <style:text-properties fo:color="#6666ff" fo:font-size="13pt" style:text-underline-style="solid" style:text-underline-width="auto" style:text-underline-color="font-color" style:font-size-asian="13pt" style:font-size-complex="13pt"/>
    </style:style>
    <style:style style:name="P13" style:family="paragraph" style:parent-style-name="Paragraphe_20_de_20_liste" style:list-style-name="L1" style:master-page-name="MP0">
      <style:paragraph-properties fo:text-align="center" style:justify-single-word="false" style:page-number="auto" fo:break-before="page"/>
      <style:text-properties fo:color="#6666ff" fo:font-size="16pt" style:text-underline-style="none" fo:font-weight="bold" officeooo:rsid="00033864" officeooo:paragraph-rsid="00033864" fo:background-color="transparent" style:font-size-asian="16pt" style:font-weight-asian="bold" style:font-size-complex="16pt" style:font-weight-complex="bold"/>
    </style:style>
    <style:style style:name="P14" style:family="paragraph" style:parent-style-name="Paragraphe_20_de_20_liste">
      <style:paragraph-properties fo:margin-left="0cm" fo:margin-right="0cm" fo:text-align="justify" style:justify-single-word="false" fo:text-indent="0cm" style:auto-text-indent="false">
        <style:tab-stops/>
      </style:paragraph-properties>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color="#000000"/>
    </style:style>
    <style:style style:name="P17" style:family="paragraph" style:parent-style-name="Text_20_body">
      <style:paragraph-properties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color="#6666ff"/>
    </style:style>
    <style:style style:name="T9" style:family="text">
      <style:text-properties fo:color="#6666ff" fo:font-size="13pt" style:text-underline-style="solid" style:text-underline-width="auto" style:text-underline-color="font-color" style:font-size-asian="13pt" style:font-size-complex="13pt"/>
    </style:style>
    <style:style style:name="T10" style:family="text">
      <style:text-properties fo:color="#6666ff" fo:font-size="13pt" style:text-underline-style="solid" style:text-underline-width="auto" style:text-underline-color="font-color" officeooo:rsid="00076b73" style:font-size-asian="13pt" style:font-size-complex="13pt"/>
    </style:style>
    <style:style style:name="T11" style:family="text">
      <style:text-properties fo:color="#6666ff" fo:font-size="12pt" fo:font-weight="bold" style:font-size-asian="12pt" style:font-weight-asian="bold" style:font-size-complex="12pt" style:font-weight-complex="bold"/>
    </style:style>
    <style:style style:name="T12" style:family="text">
      <style:text-properties officeooo:rsid="0006cece"/>
    </style:style>
    <style:style style:name="T13" style:family="text">
      <style:text-properties officeooo:rsid="0008504f"/>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98267828003968520" text:style-name="L1">
        <text:list-header>
          <text:p text:style-name="P13">Rapport sur le jeu Unreal Tournament 2004</text:p>
        </text:list-header>
      </text:list>
      <text:p text:style-name="P7"/>
      <text:p text:style-name="P9"><text:span text:style-name="T9">1) Présentation</text:span></text:p>
      <text:p text:style-name="P1"><text:tab/>Unreal Tournament 2004 est un jeu de tir à la première personne développé par Epic Games et Digital Extremes. Il fait partie de la série des Unreal et plus précisément de la sous série des Unreal Tournament.</text:p>
      <text:p text:style-name="P1"><text:tab/>Le jeu propose différents modes de jeu (CTF, TDM, MD, FFA, etc.) dans de nombreuses arènes (TrainingDay, Albatross,Oceanic, etc.). Le mode de jeu nous intéressant étant le mode DeathMatch, où chaque joueur jouent pour soi.</text:p>
      <text:p text:style-name="P1"><text:tab/>Les joueurs peuvent jouer en Solo (contre des IA) mais le jeu est plus axé sur les parties multi-joueurs.</text:p>
      <text:p text:style-name="P1"><text:tab/>Le personnage que l’on contrôle possède une barre de vie, une barre d’adrénaline (pour utiliser des compétences spéciales) ainsi que des armes qui ont chacune des munitions propres et deux modes de tir.</text:p>
      <text:p text:style-name="P1"><text:tab/>Les parties se terminent soit après une durée déterminée au préalable soit lorsque le score maximal est atteint.</text:p>
      <text:p text:style-name="P1"/>
      <text:p text:style-name="P3"><text:span text:style-name="T8">Les différentes armes du jeu :</text:span></text:p>
      <text:p text:style-name="P1"><text:span text:style-name="Police_20_par_20_défaut"><text:span text:style-name="T1">1) Reedemer, le rédempteur :</text:span></text:span> lance un missile nucléaire.</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Lance le missile suivant une ligne droite.</text:span></text:span></text:p>
      <text:p text:style-name="P15"><text:span text:style-name="Police_20_par_20_défaut"><text:span text:style-name="T2"><text:tab/></text:span></text:span><text:span text:style-name="Police_20_par_20_défaut"><text:span text:style-name="T3">Tir secondaire :</text:span></text:span><text:span text:style-name="Police_20_par_20_défaut"><text:span text:style-name="T2"> Vue intérieure du missile. Le joueur peut le diriger avec la souris mais le joueur reste immobile (et donc vulnérable) durant le guidage.</text:span></text:span></text:p>
      <text:p text:style-name="P16"/>
      <text:p text:style-name="P4">2) Ion Painter, le pointeur ionique :</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Désigne la cible du satellite ionique en position en orbite, si le joueur ne change pas l'endroit qui doit être détruit le satellite tire à cet endroit au bout de quelques secondes</text:span></text:span></text:p>
      <text:p text:style-name="P15"><text:span text:style-name="Police_20_par_20_défaut"><text:span text:style-name="T2"><text:tab/></text:span></text:span><text:span text:style-name="Police_20_par_20_défaut"><text:span text:style-name="T3">Tir secondaire :</text:span></text:span><text:span text:style-name="Police_20_par_20_défaut"><text:span text:style-name="T2"> Zoom.</text:span></text:span></text:p>
      <text:p text:style-name="P16"/>
      <text:p text:style-name="P17">3) Ion Target, l’illuminateur de cibles :</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visez un endroit fixe sur le sol, et quand le laser est chargé, un bombardier arrive et bombarde la zone suivant une ligne droite définie entre la cible et la position du tireur.</text:span></text:span></text:p>
      <text:p text:style-name="P15"><text:span text:style-name="Police_20_par_20_défaut"><text:span text:style-name="T3"><text:tab/>Tir secondaire :</text:span></text:span><text:span text:style-name="Police_20_par_20_défaut"><text:span text:style-name="T2"> zoom pour viser.</text:span></text:span></text:p>
      <text:p text:style-name="P15"/>
      <text:p text:style-name="P15"><text:span text:style-name="Police_20_par_20_défaut"><text:span text:style-name="T5">4) Rocket Launcher, le lance-roquettes :</text:span></text:span></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permet d'envoyer une roquette.</text:span></text:span></text:p>
      <text:p text:style-name="P15"><text:span text:style-name="Police_20_par_20_défaut"><text:span text:style-name="T2"><text:tab/></text:span></text:span><text:span text:style-name="Police_20_par_20_défaut"><text:span text:style-name="T3">Tir secondaire :</text:span></text:span><text:span text:style-name="Police_20_par_20_défaut"><text:span text:style-name="T2"> Maintenir appuyé pour charger un maximum de 3 roquettes et les relâche horizontalement. Appuyez sur le tir primaire pendant que vous chargez les roquettes, elles partiront en spirale.</text:span></text:span></text:p>
      <text:p text:style-name="P15"/>
      <text:p text:style-name="P15"><text:span text:style-name="Police_20_par_20_défaut"><text:span text:style-name="T5">5) Flak Cannon, le canon flak :</text:span></text:span></text:p>
      <text:p text:style-name="P15"><text:span text:style-name="Police_20_par_20_défaut"><text:span text:style-name="T2"><text:tab/></text:span></text:span><text:span text:style-name="Police_20_par_20_défaut"><text:span text:style-name="T3">Tir primaire : </text:span></text:span><text:span text:style-name="Police_20_par_20_défaut"><text:span text:style-name="T2">Envoie des projectiles incandescents sur une grande surface.</text:span></text:span></text:p>
      <text:p text:style-name="P15"><text:span text:style-name="Police_20_par_20_défaut"><text:span text:style-name="T3"><text:tab/>Tir secondaire :</text:span></text:span><text:span text:style-name="Police_20_par_20_défaut"><text:span text:style-name="T2"> Tire une capsule de métal incandescente en cloche qui envoie des projectiles dans toutes les directions à l'explosion.</text:span></text:span></text:p>
      <text:p text:style-name="P15"/>
      <text:p text:style-name="P15"><text:span text:style-name="Police_20_par_20_défaut"><text:span text:style-name="T5">6) Sniper Rifle, le fusil sniper :</text:span></text:span></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tire des munitions standards vers l'ennemi sans visée assistée. <text:s/>Chaque tir dégage de la fumée qui finit par empêcher de viser si on reste sur exactement la même position de tir.<text:tab/></text:span></text:span><text:span text:style-name="Police_20_par_20_défaut"><text:span text:style-name="T3">Tir secondaire :</text:span></text:span><text:span text:style-name="Police_20_par_20_défaut"><text:span text:style-name="T2"> zoom.</text:span></text:span></text:p>
      <text:p text:style-name="P15"/>
      <text:p text:style-name="P15"><text:span text:style-name="Police_20_par_20_défaut"><text:span text:style-name="T5">7) <text:s/>Lightning gun, fusil de sniper électrique :</text:span></text:span></text:p>
      <text:p text:style-name="P15"><text:soft-page-break/><text:span text:style-name="Police_20_par_20_défaut"><text:span text:style-name="T2"><text:tab/></text:span></text:span><text:span text:style-name="Police_20_par_20_défaut"><text:span text:style-name="T3">Tir primaire :</text:span></text:span><text:span text:style-name="Police_20_par_20_défaut"><text:span text:style-name="T2"> tire un éclair vers l'ennemi avec une faible visée automatique. Les adversaires peuvent cependant voir l'éclair et donc localiser le tireur.</text:span></text:span></text:p>
      <text:p text:style-name="P15"><text:span text:style-name="Police_20_par_20_défaut"><text:span text:style-name="T3"><text:tab/>Tir secondaire :</text:span></text:span><text:span text:style-name="Police_20_par_20_défaut"><text:span text:style-name="T2"> zoom.</text:span></text:span></text:p>
      <text:p text:style-name="P15"/>
      <text:p text:style-name="P4">8) Grenade Launcher, le lance grenades :</text:p>
      <text:p text:style-name="P1"><text:tab/><text:span text:style-name="Police_20_par_20_défaut"><text:span text:style-name="T3">Tir primaire :</text:span></text:span><text:span text:style-name="Police_20_par_20_défaut"><text:span text:style-name="T2"> lance des grenades qui se collent aux ennemis et aux véhicules qu'elles touchent.</text:span></text:span></text:p>
      <text:p text:style-name="P1"><text:span text:style-name="Police_20_par_20_défaut"><text:span text:style-name="T3"><text:tab/>Tir secondaire :</text:span></text:span><text:span text:style-name="Police_20_par_20_défaut"><text:span text:style-name="T2"> Fait exploser les grenades.</text:span></text:span></text:p>
      <text:p text:style-name="P1"/>
      <text:p text:style-name="P4">9) Minigun :</text:p>
      <text:p text:style-name="P1"><text:tab/><text:span text:style-name="Police_20_par_20_défaut"><text:span text:style-name="T3">Tir primaire </text:span></text:span><text:span text:style-name="Police_20_par_20_défaut"><text:span text:style-name="T2">: tire des balles à haute cadence mais avec une faible précision.</text:span></text:span></text:p>
      <text:p text:style-name="P1"><text:span text:style-name="Police_20_par_20_défaut"><text:span text:style-name="T3"><text:tab/>Tir secondaire :</text:span></text:span><text:span text:style-name="Police_20_par_20_défaut"><text:span text:style-name="T2"> tire avec une cadence plus faible mais une puissance et une précision accrue.</text:span></text:span></text:p>
      <text:p text:style-name="P1"/>
      <text:p text:style-name="P1"><text:span text:style-name="Police_20_par_20_défaut"><text:span text:style-name="T1">10) AVRiL :</text:span></text:span> <text:span text:style-name="Police_20_par_20_défaut"><text:span text:style-name="T2">lance-missiles guidées anti-véhicule</text:span></text:span></text:p>
      <text:p text:style-name="P1"><text:tab/><text:span text:style-name="Police_20_par_20_défaut"><text:span text:style-name="T3">Tir primaire :</text:span></text:span><text:span text:style-name="Police_20_par_20_défaut"><text:span text:style-name="T2"> Visez un véhicule et tirez, le missile suivra le véhicule tant qu'il restera dans la ligne de mire de l'AVRiL.</text:span></text:span></text:p>
      <text:p text:style-name="P1"><text:span text:style-name="Police_20_par_20_défaut"><text:span text:style-name="T3"><text:tab/>Tir secondaire :</text:span></text:span><text:span text:style-name="Police_20_par_20_défaut"><text:span text:style-name="T2"> Zoom et action spéciale : le zoom reste verrouillé sur le véhicule ciblé, et ainsi, le missile vise en permanence le véhicule.</text:span></text:span></text:p>
      <text:p text:style-name="P1"/>
      <text:p text:style-name="P4">11) Link Gun :</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tire des rafales d'énergie rapides.</text:span></text:span></text:p>
      <text:p text:style-name="P15"><text:span text:style-name="Police_20_par_20_défaut"><text:span text:style-name="T3"><text:tab/>Tir secondaire :</text:span></text:span><text:span text:style-name="Police_20_par_20_défaut"><text:span text:style-name="T2"> tire un rayon continu à faible distance qui provoque beaucoup de dégâts mais consomme beaucoup de munitions.</text:span></text:span></text:p>
      <text:p text:style-name="P15"><text:span text:style-name="Police_20_par_20_défaut"><text:span text:style-name="T2"><text:tab/><text:tab/><text:tab/>→ Action spéciale : le tir secondaire sur un allié lui-même équipé du link gun permet à son tir de devenir beaucoup plus puissant. Le rayon, normalement vert, prendra la couleur de l'équipe du joueur pour indiquer que c'est bien un ami que l'on vise.</text:span></text:span></text:p>
      <text:p text:style-name="P1"/>
      <text:p text:style-name="P4">12) Shock Rifle, le fusil shock :</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tire un laser droit et instantané.</text:span></text:span></text:p>
      <text:p text:style-name="P15"><text:span text:style-name="Police_20_par_20_défaut"><text:span text:style-name="T3"><text:tab/>Tir secondaire :</text:span></text:span><text:span text:style-name="Police_20_par_20_défaut"><text:span text:style-name="T2"> tire une boule d'énergie lente. En tirant sur la boule avec le tir primaire, on a droit au "combo shock", c'est-à-dire une explosion.</text:span></text:span></text:p>
      <text:p text:style-name="P1"/>
      <text:p text:style-name="P4">13) Mine layer, le poseur de mines araignées ;</text:p>
      <text:p text:style-name="P15"><text:span text:style-name="Police_20_par_20_défaut"><text:span text:style-name="T2"><text:tab/></text:span></text:span><text:span text:style-name="Police_20_par_20_défaut"><text:span text:style-name="T3">Tir primaire : </text:span></text:span><text:span text:style-name="Police_20_par_20_défaut"><text:span text:style-name="T2">Lanceur permettant de poser des mines ayant la forme d'araignées. Lorsqu'un ennemi s'approche d'une araignée, elle lui saute dessus et le suit jusqu'à ce qu'elle explose.</text:span></text:span></text:p>
      <text:p text:style-name="P15"><text:span text:style-name="Police_20_par_20_défaut"><text:span text:style-name="T3"><text:tab/>Tir secondaire :</text:span></text:span><text:span text:style-name="Police_20_par_20_défaut"><text:span text:style-name="T2"> un laser qui dirige les araignées et les faire se regrouper au point d'impact du laser.</text:span></text:span></text:p>
      <text:p text:style-name="P1"/>
      <text:p text:style-name="P4">14) <text:s/>Bio Rifle, le fusil bio :</text:p>
      <text:p text:style-name="P15"><text:span text:style-name="Police_20_par_20_défaut"><text:span text:style-name="T2"><text:tab/></text:span></text:span><text:span text:style-name="Police_20_par_20_défaut"><text:span text:style-name="T3">Tir primaire :</text:span></text:span><text:span text:style-name="Police_20_par_20_défaut"><text:span text:style-name="T2"> lance des rafales de matière verte radioactive. Si cette matière touche le sol, elle disparaît au bout de quelques secondes en explosant et blesse donc légèrement les ennemis à proximité.</text:span></text:span></text:p>
      <text:p text:style-name="P15"><text:span text:style-name="Police_20_par_20_défaut"><text:span text:style-name="T2"><text:tab/></text:span></text:span><text:span text:style-name="Police_20_par_20_défaut"><text:span text:style-name="T3">Tir secondaire :</text:span></text:span><text:span text:style-name="Police_20_par_20_défaut"><text:span text:style-name="T2"> Charge une grande quantité de matière et la relâche d'un seul coup. Mortel sur la plupart des ennemis. Si on rate la cible, la boule de matière explose en petits tas de matière. On peut aussi accumuler cette matière à même le sol et la faire grossir en tirant dedans.</text:span></text:span></text:p>
      <text:p text:style-name="P1"/>
      <text:p text:style-name="P1"><text:span text:style-name="Police_20_par_20_défaut"><text:span text:style-name="T1">15) Assault Rifle, le fusil d’assaut :</text:span></text:span> <text:span text:style-name="Police_20_par_20_défaut"><text:span text:style-name="T6">arme de base</text:span></text:span>. <text:span text:style-name="Police_20_par_20_défaut"><text:span text:style-name="T2">Si on récupère un deuxième fusil d'assaut sur le cadavre d'un autre joueur, on peut bénéficier d'une plus grande puissance (un fusil d'assaut dans chaque main).</text:span></text:span></text:p>
      <text:p text:style-name="P1"><text:span text:style-name="Police_20_par_20_défaut"><text:span text:style-name="T3"><text:tab/>Tir primaire :</text:span></text:span><text:span text:style-name="Police_20_par_20_défaut"><text:span text:style-name="T2"> tire des cartouches petit calibre avec une cadence élevée et une précision respectable.</text:span></text:span></text:p>
      <text:p text:style-name="P1"><text:span text:style-name="Police_20_par_20_défaut"><text:span text:style-name="T3"><text:tab/>Tir secondaire</text:span></text:span><text:span text:style-name="Police_20_par_20_défaut"><text:span text:style-name="T2"> : tire une grenade. Plus on appuie longtemps, plus on l'envoie loin.</text:span></text:span></text:p>
      <text:p text:style-name="P16"><text:soft-page-break/></text:p>
      <text:p text:style-name="P15"><text:span text:style-name="Police_20_par_20_défaut"><text:span text:style-name="T5">16) Shield Gun, le marteau bouclier : Arme de base.</text:span></text:span></text:p>
      <text:p text:style-name="P15"><text:span text:style-name="Police_20_par_20_défaut"><text:span text:style-name="T3"><text:tab/>Tir primaire :</text:span></text:span><text:span text:style-name="Police_20_par_20_défaut"><text:span text:style-name="T2"> Chargez le marteau et approchez vous de vos ennemis, vous les pulvérisez.</text:span></text:span></text:p>
      <text:p text:style-name="P15"><text:span text:style-name="Police_20_par_20_défaut"><text:span text:style-name="T3"><text:tab/>Tir secondaire :</text:span></text:span><text:span text:style-name="Police_20_par_20_défaut"><text:span text:style-name="T6"> arme de base</text:span></text:span>.<text:span text:style-name="Police_20_par_20_défaut"><text:span text:style-name="T2"> Activez un bouclier qui vous protège des dégâts jusqu'à ce que la jauge d'énergie du bouclier soit vide. Elle se recharge avec le temps.</text:span></text:span></text:p>
      <text:p text:style-name="P15"/>
      <text:p text:style-name="P4">17) Translocater, le téléporteur :</text:p>
      <text:p text:style-name="P1"><text:span text:style-name="Police_20_par_20_défaut"><text:span text:style-name="T2"><text:tab/></text:span></text:span><text:span text:style-name="Police_20_par_20_défaut"><text:span text:style-name="T3">Tir primaire :</text:span></text:span><text:span text:style-name="Police_20_par_20_défaut"><text:span text:style-name="T2"> lancer et récupérer le module de téléportation.</text:span></text:span></text:p>
      <text:p text:style-name="P1"><text:span text:style-name="Police_20_par_20_défaut"><text:span text:style-name="T2"><text:tab/></text:span></text:span><text:span text:style-name="Police_20_par_20_défaut"><text:span text:style-name="T3">Tir secondaire </text:span></text:span><text:span text:style-name="Police_20_par_20_défaut"><text:span text:style-name="T4">:</text:span></text:span><text:span text:style-name="Police_20_par_20_défaut"><text:span text:style-name="T2"> se téléporter sur le module préalablement lancé. Si on se téléporte sur un ennemi (il faut être très précis), on fait exploser celui-ci.</text:span></text:span></text:p>
      <text:p text:style-name="P1"/>
      <text:p text:style-name="P1"><text:span text:style-name="T11">Les compétences liées à l’adrénaline :</text:span></text:p>
      <text:p text:style-name="P5">Vitesse (ZZZZ) :</text:p>
      <text:p text:style-name="P1">Double la vitesse du joueur ainsi que la hauteur de ses sauts.</text:p>
      <text:p text:style-name="P1"/>
      <text:p text:style-name="P5">Booster (SSSS) :</text:p>
      <text:p text:style-name="P1">Regénère 5 points de vie par seconde jusqu’à atteindre 199, puis génère 5 points d’armure par seconde jusqu’à atteindre 150.</text:p>
      <text:p text:style-name="P1"/>
      <text:p text:style-name="P5">Berserk (ZZSS) :</text:p>
      <text:p text:style-name="P1">Double la cadence de tir.</text:p>
      <text:p text:style-name="P1"/>
      <text:p text:style-name="P5">Invisibilité (DDQQ) :</text:p>
      <text:p text:style-name="P1">Invisibilité partielle.</text:p>
      <text:p text:style-name="P1"/>
      <text:p text:style-name="P1">Compétences additionnelle (Mutators) :</text:p>
      <text:p text:style-name="P5">Minuscule (QQQQ) :</text:p>
      <text:p text:style-name="P1">Réduit la taille du joueur de moitié (mais pas celle des armes).</text:p>
      <text:p text:style-name="P1"/>
      <text:p text:style-name="P5">Camouflage (DDDD) :</text:p>
      <text:p text:style-name="P1">Transforme le joueur en élément du décor.</text:p>
      <text:p text:style-name="P1"/>
      <text:p text:style-name="P6"/>
      <text:p text:style-name="P2"/>
      <text:list xml:id="list155202194833531" text:continue-numbering="true" text:style-name="L1">
        <text:list-header>
          <text:p text:style-name="P12"><text:span text:style-name="T12">2) </text:span>Planning prévisionnel</text:p>
        </text:list-header>
      </text:list>
      <text:p text:style-name="P1"/>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C" table:number-columns-repeated="2"/>
        <table:table-column table:style-name="Tableau1.I"/>
        <table:table-row>
          <table:table-cell table:style-name="Tableau1.A1" office:value-type="string">
            <text:p text:style-name="P14">Semaine</text:p>
          </table:table-cell>
          <table:table-cell table:style-name="Tableau1.A1" office:value-type="string">
            <text:p text:style-name="P14">1</text:p>
          </table:table-cell>
          <table:table-cell table:style-name="Tableau1.A1" office:value-type="string">
            <text:p text:style-name="P14">2</text:p>
          </table:table-cell>
          <table:table-cell table:style-name="Tableau1.A1" office:value-type="string">
            <text:p text:style-name="P14">3</text:p>
          </table:table-cell>
          <table:table-cell table:style-name="Tableau1.A1" office:value-type="string">
            <text:p text:style-name="P14">4</text:p>
          </table:table-cell>
          <table:table-cell table:style-name="Tableau1.F1" office:value-type="string">
            <text:p text:style-name="P14"><text:s text:c="2"/>5</text:p>
          </table:table-cell>
          <table:table-cell table:style-name="Tableau1.A1" office:value-type="string">
            <text:p text:style-name="P14">6</text:p>
          </table:table-cell>
          <table:table-cell table:style-name="Tableau1.F1" office:value-type="string">
            <text:p text:style-name="P14"><text:s text:c="2"/>7</text:p>
          </table:table-cell>
          <table:table-cell table:style-name="Tableau1.F1" office:value-type="string">
            <text:p text:style-name="P14"><text:s text:c="2"/>8</text:p>
          </table:table-cell>
        </table:table-row>
        <table:table-row>
          <table:table-cell table:style-name="Tableau1.A1" office:value-type="string">
            <text:p text:style-name="P14">Astrid</text:p>
          </table:table-cell>
          <table:table-cell table:style-name="Tableau1.A1" office:value-type="string">
            <text:p text:style-name="P14">Prise en main + rapport</text:p>
          </table:table-cell>
          <table:table-cell table:style-name="Tableau1.A1" office:value-type="string">
            <text:p text:style-name="P14">Détermination du comportement</text:p>
          </table:table-cell>
          <table:table-cell table:style-name="Tableau1.A1" office:value-type="string">
            <text:p text:style-name="P14">Ajout de défaut et hasard</text:p>
          </table:table-cell>
          <table:table-cell table:style-name="Tableau1.A1" office:value-type="string">
            <text:p text:style-name="P14">Ajout de technique</text:p>
          </table:table-cell>
          <table:table-cell table:style-name="Tableau1.F1" office:value-type="string">
            <text:p text:style-name="P14">Ajout de stratégie</text:p>
          </table:table-cell>
          <table:table-cell table:style-name="Tableau1.A1" office:value-type="string">
            <text:p text:style-name="P14">Variation de stratégie</text:p>
          </table:table-cell>
          <table:table-cell table:style-name="Tableau1.F1" office:value-type="string">
            <text:p text:style-name="P14">Rattrapage</text:p>
          </table:table-cell>
          <table:table-cell table:style-name="Tableau1.F1" office:value-type="string">
            <text:p text:style-name="P14">Finition</text:p>
          </table:table-cell>
        </table:table-row>
        <table:table-row>
          <table:table-cell table:style-name="Tableau1.A1" office:value-type="string">
            <text:p text:style-name="P14">Chloé</text:p>
          </table:table-cell>
          <table:table-cell table:style-name="Tableau1.A1" office:value-type="string">
            <text:p text:style-name="P14">Prise en main + rapport</text:p>
          </table:table-cell>
          <table:table-cell table:style-name="Tableau1.A1" office:value-type="string">
            <text:p text:style-name="P14">Détermination du comportement</text:p>
          </table:table-cell>
          <table:table-cell table:style-name="Tableau1.A1" office:value-type="string">
            <text:p text:style-name="P14">Ajout de défaut et hasard</text:p>
          </table:table-cell>
          <table:table-cell table:style-name="Tableau1.A1" office:value-type="string">
            <text:p text:style-name="P14">Ajout de technique</text:p>
          </table:table-cell>
          <table:table-cell table:style-name="Tableau1.F1" office:value-type="string">
            <text:p text:style-name="P14">Ajout de stratégie</text:p>
          </table:table-cell>
          <table:table-cell table:style-name="Tableau1.A1" office:value-type="string">
            <text:p text:style-name="P14">Variation de stratégie</text:p>
          </table:table-cell>
          <table:table-cell table:style-name="Tableau1.F1" office:value-type="string">
            <text:p text:style-name="P14">Rattrapage</text:p>
          </table:table-cell>
          <table:table-cell table:style-name="Tableau1.F1" office:value-type="string">
            <text:p text:style-name="P14">Finition</text:p>
          </table:table-cell>
        </table:table-row>
        <table:table-row>
          <table:table-cell table:style-name="Tableau1.A1" office:value-type="string">
            <text:p text:style-name="P14">Julien</text:p>
          </table:table-cell>
          <table:table-cell table:style-name="Tableau1.A1" office:value-type="string">
            <text:p text:style-name="P14">Prise en main + rapport</text:p>
          </table:table-cell>
          <table:table-cell table:style-name="Tableau1.A1" office:value-type="string">
            <text:p text:style-name="P14">Détermination du comportement</text:p>
          </table:table-cell>
          <table:table-cell table:style-name="Tableau1.A1" office:value-type="string">
            <text:p text:style-name="P14">Ajout de défaut et hasard</text:p>
          </table:table-cell>
          <table:table-cell table:style-name="Tableau1.A1" office:value-type="string">
            <text:p text:style-name="P14">Ajout de technique</text:p>
          </table:table-cell>
          <table:table-cell table:style-name="Tableau1.F1" office:value-type="string">
            <text:p text:style-name="P14">Ajout de stratégie</text:p>
          </table:table-cell>
          <table:table-cell table:style-name="Tableau1.A1" office:value-type="string">
            <text:p text:style-name="P14">Variation de stratégie</text:p>
          </table:table-cell>
          <table:table-cell table:style-name="Tableau1.F1" office:value-type="string">
            <text:p text:style-name="P14">Rattrapage</text:p>
          </table:table-cell>
          <table:table-cell table:style-name="Tableau1.F1" office:value-type="string">
            <text:p text:style-name="P14">Finition</text:p>
          </table:table-cell>
        </table:table-row>
        <table:table-row>
          <table:table-cell table:style-name="Tableau1.A1" office:value-type="string">
            <text:p text:style-name="P14">Nicolas</text:p>
          </table:table-cell>
          <table:table-cell table:style-name="Tableau1.A1" office:value-type="string">
            <text:p text:style-name="P14">Prise en main + rapport</text:p>
          </table:table-cell>
          <table:table-cell table:style-name="Tableau1.A1" office:value-type="string">
            <text:p text:style-name="P14">Détermination du comportement</text:p>
          </table:table-cell>
          <table:table-cell table:style-name="Tableau1.A1" office:value-type="string">
            <text:p text:style-name="P14">Ajout de défaut hasard</text:p>
          </table:table-cell>
          <table:table-cell table:style-name="Tableau1.A1" office:value-type="string">
            <text:p text:style-name="P14">Ajout de technique</text:p>
          </table:table-cell>
          <table:table-cell table:style-name="Tableau1.F1" office:value-type="string">
            <text:p text:style-name="P14">Ajout de stratégie</text:p>
          </table:table-cell>
          <table:table-cell table:style-name="Tableau1.A1" office:value-type="string">
            <text:p text:style-name="P14">Variation de stratégie</text:p>
          </table:table-cell>
          <table:table-cell table:style-name="Tableau1.F1" office:value-type="string">
            <text:p text:style-name="P14">Rattrapage</text:p>
          </table:table-cell>
          <table:table-cell table:style-name="Tableau1.F1" office:value-type="string">
            <text:p text:style-name="P14">Finition</text:p>
          </table:table-cell>
        </table:table-row>
      </table:table>
      <text:p text:style-name="P8"/>
      <text:p text:style-name="P8"/>
      <text:list xml:id="list155201672139174" text:continue-numbering="true" text:style-name="L1">
        <text:list-header>
          <text:p text:style-name="P11"><text:span text:style-name="T10">3) </text:span><text:span text:style-name="T9">Démonstration</text:span></text:p>
        </text:list-header>
      </text:list>
      <text:p text:style-name="P10"><text:tab/>Nous avons un peu modifié l'EmptyBot. Le bot modifié est disponible sur le gitHub sous l<text:span text:style-name="T13">e </text:span>nom <text:span text:style-name="T7">.</text:span></text:p>
      <text:p text:style-name="P10"><text:span text:style-name="T7"/></text:p>
      <text:p text:style-name="P1">Lien : https://github.com/ChloeRoumieu/BotContes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margin-top="0cm" fo:margin-bottom="0cm" loext: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cm" loext:contextual-spacing="false" fo:line-height="100%" fo:hyphenation-ladder-count="no-limit"/>
      <style:text-properties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
    <dc:description/>
    <dc:subject/>
    <meta:initial-creator>dupiol julien</meta:initial-creator>
    <meta:creation-date>2017-04-04T08:10:00Z</meta:creation-date>
    <dc:date>2017-04-06T15:52:00.234000000</dc:date>
    <meta:editing-cycles>69</meta:editing-cycles>
    <meta:editing-duration>PT5H42M17S</meta:editing-duration>
    <meta:document-statistic meta:table-count="1" meta:image-count="0" meta:object-count="0" meta:page-count="4" meta:paragraph-count="122" meta:word-count="1229" meta:character-count="7282" meta:non-whitespace-character-count="6124"/>
    <meta:template xlink:type="simple" xlink:actuate="onRequest" xlink:title="" xlink:href="../Bureau%20BE(1).odt/Normal"/>
  </office:meta>
</office:document-meta>
</file>